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line draw:style-name="gr1" draw:layer="layout" svg:x1="0cm" svg:y1="0cm" svg:x2="0cm" svg:y2="2cm">
            <text:p/>
          </draw:line>
          <draw:line draw:style-name="gr1" draw:layer="layout" svg:x1="0.5cm" svg:y1="0.4cm" svg:x2="0.5cm" svg:y2="1.6cm">
            <text:p/>
          </draw:line>
          <draw:line draw:style-name="gr1" draw:layer="layout" svg:x1="1cm" svg:y1="0.8cm" svg:x2="1cm" svg:y2="1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gnd_h</dc:title>
    <meta:creation-date>2011-02-07T16:32:5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